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94ae"/>
    </style:style>
    <style:style style:name="P2" style:family="paragraph" style:parent-style-name="Standard">
      <style:text-properties officeooo:rsid="000b94ae" officeooo:paragraph-rsid="000b94ae"/>
    </style:style>
    <style:style style:name="P3" style:family="paragraph" style:parent-style-name="Standard">
      <style:text-properties officeooo:rsid="000c4bdc" officeooo:paragraph-rsid="000c4bdc"/>
    </style:style>
    <style:style style:name="T1" style:family="text">
      <style:text-properties officeooo:rsid="000b9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 de la personne : </text:span><text:span text:style-name="T1"><text:text-input text:description="">$personne.Nom</text:text-input></text:span></text:p>
      <text:p text:style-name="P2"/>
      <text:p text:style-name="P1"><text:span text:style-name="T1">Prenom de la Personne : </text:span><text:span text:style-name="T1"><text:text-input text:description="">$personne.Prenom1</text:text-input></text:span></text:p>
      <text:p text:style-name="P1"/>
      <text:p text:style-name="P3">Numéro de SOM : <text:text-input text:description="">$personne.Som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23:32:39.73</meta:creation-date>
    <dc:date>2013-12-01T16:22:06.818386639</dc:date>
    <meta:editing-duration>P0D</meta:editing-duration>
    <meta:editing-cycles>3</meta:editing-cycles>
    <meta:generator>LibreOffice/4.1.3.2$Linux_X86_64 LibreOffice_project/410$Build-2</meta:generator>
    <meta:document-statistic meta:table-count="0" meta:image-count="0" meta:object-count="0" meta:page-count="1" meta:paragraph-count="3" meta:word-count="17" meta:character-count="103" meta:non-whitespace-character-count="89"/>
  </office:meta>
</office:document-meta>
</file>